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ffff" draw:textarea-horizontal-align="right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ffffff" draw:textarea-horizontal-align="left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00d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21.59cm" svg:x="1.635cm" svg:y="3.54cm">
          <text:p text:style-name="P1">SYST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85cm" svg:y1="6.767cm" svg:x2="12.43cm" svg:y2="6.767cm">
          <text:p text:style-name="P3"/>
        </draw:line>
        <draw:custom-shape draw:style-name="gr3" draw:text-style-name="P1" draw:layer="layout" svg:width="5.08cm" svg:height="3.54cm" svg:x="2.905cm" svg:y="5.08cm">
          <text:p text:style-name="P1">CE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4.445cm" svg:x="12.43cm" svg:y="11.16cm">
          <text:p text:style-name="P1">UAV_CONTROL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5.08cm" svg:x="13.065cm" svg:y="18.78cm">
          <text:p text:style-name="P1">STORERO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4.445cm" svg:x="2.27cm" svg:y="11.16cm">
          <text:p text:style-name="P1">U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3.61cm" svg:x="12.495cm" svg:y="5.01cm">
          <text:p text:style-name="P1">REQUEST_QUE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5.08cm" svg:x="2.27cm" svg:y="18.78cm">
          <text:p text:style-name="P1">STOREROOM_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21.955cm" svg:x2="13.065cm" svg:y2="21.955cm">
          <text:p text:style-name="P3"/>
        </draw:line>
        <draw:custom-shape draw:style-name="gr4" draw:text-style-name="P2" draw:layer="layout" svg:width="0.323cm" svg:height="0.323cm" svg:x="9.105cm" svg:y="21.795cm">
          <text:p text:style-name="P1">out[u] <text:s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323cm" svg:height="0.323cm" svg:x="12.906cm" svg:y="21.79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323cm" svg:height="0.323cm" svg:x="12.356cm" svg:y="6.612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2" draw:text-style-name="P2" draw:layer="layout" svg:x1="3.88cm" svg:y1="11.16cm" svg:x2="3.88cm" svg:y2="8.62cm">
          <text:p text:style-name="P3"/>
        </draw:line>
        <draw:custom-shape draw:style-name="gr5" draw:text-style-name="P1" draw:layer="layout" svg:width="0.323cm" svg:height="0.323cm" svg:x="3.74cm" svg:y="10.96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6" draw:layer="layout" svg:width="3.072cm" svg:height="0.962cm" svg:x="2.373cm" svg:y="9.363cm">
          <draw:text-box>
            <text:p text:style-name="P3">deliver[n]</text:p>
          </draw:text-box>
        </draw:frame>
        <draw:line draw:style-name="gr7" draw:text-style-name="P2" draw:layer="layout" svg:x1="15.605cm" svg:y1="8.62cm" svg:x2="15.605cm" svg:y2="11.16cm">
          <text:p text:style-name="P3"/>
        </draw:line>
        <draw:frame draw:style-name="gr6" draw:layer="layout" svg:width="3.321cm" svg:height="0.962cm" svg:x="14.439cm" svg:y="9.437cm">
          <draw:text-box>
            <text:p text:style-name="P3">request[n]</text:p>
          </draw:text-box>
        </draw:frame>
        <draw:frame draw:style-name="gr6" draw:layer="layout" svg:width="0.993cm" svg:height="0.962cm" svg:x="12.556cm" svg:y="6.294cm">
          <draw:text-box>
            <text:p text:style-name="P3">in</text:p>
          </draw:text-box>
        </draw:frame>
        <draw:frame draw:style-name="gr6" draw:layer="layout" svg:width="1.383cm" svg:height="0.962cm" svg:x="14.905cm" svg:y="7.485cm">
          <draw:text-box>
            <text:p text:style-name="P3">out</text:p>
          </draw:text-box>
        </draw:frame>
        <draw:custom-shape draw:style-name="gr5" draw:text-style-name="P1" draw:layer="layout" svg:width="0.323cm" svg:height="0.323cm" svg:x="15.441cm" svg:y="8.466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15.442cm" svg:y="10.967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6" draw:layer="layout" svg:width="3.779cm" svg:height="0.962cm" svg:x="3.075cm" svg:y="6.315cm">
          <draw:text-box>
            <text:p text:style-name="P3">assemble[r]</text:p>
          </draw:text-box>
        </draw:frame>
        <draw:line draw:style-name="gr8" draw:text-style-name="P2" draw:layer="layout" svg:x1="1.635cm" svg:y1="6.815cm" svg:x2="2.905cm" svg:y2="6.815cm">
          <text:p text:style-name="P3"/>
        </draw:line>
        <draw:custom-shape draw:style-name="gr5" draw:text-style-name="P1" draw:layer="layout" svg:width="0.323cm" svg:height="0.323cm" svg:x="2.742cm" svg:y="6.64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2" draw:text-style-name="P2" draw:layer="layout" svg:x1="8.62cm" svg:y1="13.7cm" svg:x2="12.43cm" svg:y2="13.7cm">
          <text:p text:style-name="P3"/>
        </draw:line>
        <draw:frame draw:style-name="gr6" draw:layer="layout" svg:width="3.99cm" svg:height="0.962cm" svg:x="8.62cm" svg:y="12.865cm">
          <draw:text-box>
            <text:p text:style-name="P3">command[n]</text:p>
          </draw:text-box>
        </draw:frame>
        <draw:frame draw:style-name="gr6" draw:layer="layout" svg:width="3.321cm" svg:height="0.962cm" svg:x="8.785cm" svg:y="5.98cm">
          <draw:text-box>
            <text:p text:style-name="P3">request[n]</text:p>
          </draw:text-box>
        </draw:frame>
        <draw:line draw:style-name="gr2" draw:text-style-name="P2" draw:layer="layout" svg:x1="8.62cm" svg:y1="14.335cm" svg:x2="13.7cm" svg:y2="18.78cm">
          <text:p text:style-name="P3"/>
        </draw:line>
        <draw:frame draw:style-name="gr6" draw:layer="layout" svg:width="1.484cm" svg:height="0.962cm" svg:x="13.751cm" svg:y="18.201cm">
          <draw:text-box>
            <text:p text:style-name="P3">exit</text:p>
          </draw:text-box>
        </draw:frame>
        <draw:custom-shape draw:style-name="gr5" draw:text-style-name="P1" draw:layer="layout" svg:width="0.323cm" svg:height="0.323cm" svg:x="8.441cm" svg:y="13.566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12.342cm" svg:y="13.567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6" draw:layer="layout" svg:width="3.237cm" svg:height="0.962cm" svg:x="5.318cm" svg:y="13.23cm">
          <draw:text-box>
            <text:p text:style-name="P3">answer[n]</text:p>
          </draw:text-box>
        </draw:frame>
        <draw:custom-shape draw:style-name="gr5" draw:text-style-name="P1" draw:layer="layout" svg:width="0.323cm" svg:height="0.323cm" svg:x="8.442cm" svg:y="14.267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2" draw:text-style-name="P2" draw:layer="layout" svg:x1="5.445cm" svg:y1="15.605cm" svg:x2="5.445cm" svg:y2="18.78cm">
          <text:p text:style-name="P3"/>
        </draw:line>
        <draw:frame draw:style-name="gr6" draw:layer="layout" svg:width="5.4cm" svg:height="1.673cm" svg:x="2.14cm" svg:y="16.375cm">
          <draw:text-box>
            <text:p text:style-name="P3">moveToPickup[n]</text:p>
            <text:p text:style-name="P3">moveToDeliver[n]</text:p>
          </draw:text-box>
        </draw:frame>
        <draw:frame draw:style-name="gr6" draw:layer="layout" svg:width="0.993cm" svg:height="0.962cm" svg:x="5.51cm" svg:y="18.245cm">
          <draw:text-box>
            <text:p text:style-name="P3">in</text:p>
          </draw:text-box>
        </draw:frame>
        <draw:custom-shape draw:style-name="gr4" draw:text-style-name="P2" draw:layer="layout" svg:width="0.323cm" svg:height="0.323cm" svg:x="5.306cm" svg:y="18.59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323cm" svg:height="0.323cm" svg:x="5.307cm" svg:y="15.4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layer="layout" svg:width="5.4cm" svg:height="1.673cm" svg:x="12.04cm" svg:y="16.076cm">
          <draw:text-box>
            <text:p text:style-name="P3">moveToDeliver[n]</text:p>
            <text:p text:style-name="P3">idle</text:p>
          </draw:text-box>
        </draw:frame>
        <draw:line draw:style-name="gr2" draw:text-style-name="P2" draw:layer="layout" svg:x1="6.715cm" svg:y1="15.605cm" svg:x2="13.065cm" svg:y2="20.85cm">
          <text:p text:style-name="P3"/>
        </draw:line>
        <draw:line draw:style-name="gr2" draw:text-style-name="P2" draw:layer="layout" svg:x1="8.62cm" svg:y1="15.605cm" svg:x2="13.065cm" svg:y2="19.415cm">
          <text:p text:style-name="P3"/>
        </draw:line>
        <draw:custom-shape draw:style-name="gr5" draw:text-style-name="P1" draw:layer="layout" svg:width="0.323cm" svg:height="0.323cm" svg:x="8.443cm" svg:y="15.468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6.644cm" svg:y="15.469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12.944cm" svg:y="20.669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12.943cm" svg:y="19.168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6" draw:layer="layout" svg:width="3.144cm" svg:height="0.962cm" svg:x="8.628cm" svg:y="16.196cm">
          <draw:text-box>
            <text:p text:style-name="P3">pickUp[n]</text:p>
          </draw:text-box>
        </draw:frame>
        <draw:frame draw:style-name="gr6" draw:layer="layout" svg:width="3.313cm" svg:height="0.962cm" svg:x="9.174cm" svg:y="18.38cm">
          <draw:text-box>
            <text:p text:style-name="P3">dropOff[n]</text:p>
          </draw:text-box>
        </draw:frame>
        <draw:frame draw:style-name="gr6" draw:layer="layout" svg:width="3.249cm" svg:height="0.962cm" svg:x="13.125cm" svg:y="20.485cm">
          <draw:text-box>
            <text:p text:style-name="P3">receive[n]</text:p>
          </draw:text-box>
        </draw:frame>
        <draw:frame draw:style-name="gr6" draw:layer="layout" svg:width="2.369cm" svg:height="0.962cm" svg:x="13.19cm" svg:y="19.425cm">
          <draw:text-box>
            <text:p text:style-name="P3">give[n]</text:p>
          </draw:text-box>
        </draw:frame>
        <draw:frame draw:style-name="gr6" draw:layer="layout" svg:width="2.653cm" svg:height="0.962cm" svg:x="13.1cm" svg:y="21.408cm">
          <draw:text-box>
            <text:p text:style-name="P3">enter[u]</text:p>
          </draw:text-box>
        </draw:frame>
        <draw:line draw:style-name="gr2" draw:text-style-name="P2" draw:layer="layout" svg:x1="7.08cm" svg:y1="11.16cm" svg:x2="7.08cm" svg:y2="8.62cm">
          <text:p text:style-name="P3"/>
        </draw:line>
        <draw:custom-shape draw:style-name="gr5" draw:text-style-name="P1" draw:layer="layout" svg:width="0.323cm" svg:height="0.323cm" svg:x="3.742cm" svg:y="8.44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6.941cm" svg:y="10.966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6" draw:layer="layout" svg:width="3.144cm" svg:height="0.962cm" svg:x="5.706cm" svg:y="9.455cm">
          <draw:text-box>
            <text:p text:style-name="P3">pickUp[n]</text:p>
          </draw:text-box>
        </draw:frame>
        <draw:custom-shape draw:style-name="gr5" draw:text-style-name="P1" draw:layer="layout" svg:width="0.323cm" svg:height="0.323cm" svg:x="6.941cm" svg:y="8.444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6" draw:layer="layout" svg:width="3.321cm" svg:height="0.962cm" svg:x="4.859cm" svg:y="7.585cm">
          <draw:text-box>
            <text:p text:style-name="P3">remove[n]</text:p>
          </draw:text-box>
        </draw:frame>
        <draw:line draw:style-name="gr8" draw:text-style-name="P2" draw:layer="layout" svg:x1="8.62cm" svg:y1="6.715cm" svg:x2="8.62cm" svg:y2="3.54cm">
          <text:p text:style-name="P3"/>
        </draw:line>
        <draw:custom-shape draw:style-name="gr5" draw:text-style-name="P1" draw:layer="layout" svg:width="0.323cm" svg:height="0.323cm" svg:x="1.443cm" svg:y="6.646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7.858cm" svg:y="6.614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1" draw:layer="layout" svg:width="0.323cm" svg:height="0.323cm" svg:x="8.457cm" svg:y="3.413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ohn Reese</meta:initial-creator>
    <meta:creation-date>2008-05-07T18:34:51</meta:creation-date>
    <dc:creator>John Reese</dc:creator>
    <dc:date>2008-05-07T19:21:55</dc:date>
    <meta:editing-cycles>11</meta:editing-cycles>
    <meta:editing-duration>PT30M51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